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Serif Pro" svg:font-family="'Source Serif Pro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ource Sans Pro" svg:font-family="'Source Sans Pro'" style:font-family-generic="swiss" style:font-pitch="variable"/>
    <style:font-face style:name="Code2000" svg:font-family="Code2000" style:font-family-generic="system" style:font-pitch="variable"/>
  </office:font-face-decls>
  <office:automatic-styles>
    <style:style style:name="P1" style:family="paragraph" style:parent-style-name="Text_20_body">
      <style:text-properties style:font-name="Source Sans Pro" fo:font-size="20pt" officeooo:rsid="0003bfe5" officeooo:paragraph-rsid="0003bfe5" style:font-size-asian="20pt" style:font-size-complex="20pt"/>
    </style:style>
    <style:style style:name="P2" style:family="paragraph" style:parent-style-name="Text_20_body">
      <style:text-properties style:font-name="Source Serif Pro" fo:font-size="12pt" officeooo:rsid="0003bfe5" officeooo:paragraph-rsid="0003bfe5" style:font-size-asian="10.5pt" style:font-size-complex="12pt"/>
    </style:style>
    <style:style style:name="P3" style:family="paragraph" style:parent-style-name="Text_20_body" style:list-style-name="L1">
      <style:text-properties fo:font-size="11pt" officeooo:paragraph-rsid="0009db58" style:font-size-asian="11pt" style:font-size-complex="11pt"/>
    </style:style>
    <style:style style:name="P4" style:family="paragraph" style:parent-style-name="Text_20_body" style:list-style-name="L1">
      <style:text-properties fo:font-size="11pt" officeooo:rsid="0003bfe5" officeooo:paragraph-rsid="0003bfe5" style:font-size-asian="11pt" style:font-size-complex="11pt"/>
    </style:style>
    <style:style style:name="P5" style:family="paragraph" style:parent-style-name="Text_20_body" style:list-style-name="L1">
      <style:text-properties fo:font-size="11pt" officeooo:rsid="00043a09" officeooo:paragraph-rsid="00043a09" style:font-size-asian="11pt" style:font-size-complex="11pt"/>
    </style:style>
    <style:style style:name="P6" style:family="paragraph" style:parent-style-name="Text_20_body" style:list-style-name="L1">
      <style:text-properties fo:font-size="11pt" officeooo:rsid="00043a09" officeooo:paragraph-rsid="0009db58" style:font-size-asian="11pt" style:font-size-complex="11pt"/>
    </style:style>
    <style:style style:name="P7" style:family="paragraph" style:parent-style-name="Text_20_body">
      <style:text-properties fo:font-size="11pt" officeooo:rsid="00043a09" officeooo:paragraph-rsid="00043a09" style:font-size-asian="11pt" style:font-size-complex="11pt"/>
    </style:style>
    <style:style style:name="P8" style:family="paragraph" style:parent-style-name="Text_20_body" style:list-style-name="L1">
      <style:text-properties fo:font-size="11pt" officeooo:rsid="00054d46" officeooo:paragraph-rsid="00054d46" style:font-size-asian="11pt" style:font-size-complex="11pt"/>
    </style:style>
    <style:style style:name="P9" style:family="paragraph" style:parent-style-name="Text_20_body" style:list-style-name="L1">
      <style:text-properties fo:font-size="11pt" officeooo:rsid="00054d46" officeooo:paragraph-rsid="0009db58" style:font-size-asian="11pt" style:font-size-complex="11pt"/>
    </style:style>
    <style:style style:name="P10" style:family="paragraph" style:parent-style-name="Text_20_body" style:list-style-name="L1">
      <style:text-properties fo:font-size="11pt" officeooo:rsid="00057103" officeooo:paragraph-rsid="0009db58" style:font-size-asian="11pt" style:font-size-complex="11pt"/>
    </style:style>
    <style:style style:name="P11" style:family="paragraph" style:parent-style-name="Text_20_body" style:list-style-name="L1">
      <style:text-properties fo:font-size="11pt" officeooo:rsid="00070092" officeooo:paragraph-rsid="0009db58" style:font-size-asian="11pt" style:font-size-complex="11pt"/>
    </style:style>
    <style:style style:name="P12" style:family="paragraph" style:parent-style-name="Text_20_body" style:list-style-name="L1">
      <style:text-properties fo:font-size="11pt" officeooo:rsid="0008736c" officeooo:paragraph-rsid="0009db58" style:font-size-asian="11pt" style:font-size-complex="11pt"/>
    </style:style>
    <style:style style:name="P13" style:family="paragraph" style:parent-style-name="Text_20_body" style:list-style-name="L1">
      <style:text-properties fo:font-size="11pt" officeooo:rsid="0009db58" officeooo:paragraph-rsid="0009db58" style:font-size-asian="11pt" style:font-size-complex="11pt"/>
    </style:style>
    <style:style style:name="P14" style:family="paragraph" style:parent-style-name="Text_20_body">
      <style:text-properties fo:font-size="11pt" officeooo:paragraph-rsid="0009db58" style:font-size-asian="11pt" style:font-size-complex="11pt"/>
    </style:style>
    <style:style style:name="P15" style:family="paragraph" style:parent-style-name="Title">
      <style:text-properties style:font-name="Source Sans Pro" fo:font-size="20pt" officeooo:rsid="0003bfe5" officeooo:paragraph-rsid="0003bfe5" style:font-size-asian="20pt" style:font-size-complex="20pt"/>
    </style:style>
    <style:style style:name="P16" style:family="paragraph" style:parent-style-name="Header">
      <style:paragraph-properties fo:text-align="start" style:justify-single-word="false"/>
      <style:text-properties officeooo:rsid="0003bfe5" officeooo:paragraph-rsid="0003bfe5"/>
    </style:style>
    <style:style style:name="T1" style:family="text">
      <style:text-properties style:font-name="Source Sans Pro"/>
    </style:style>
    <style:style style:name="T2" style:family="text">
      <style:text-properties style:font-name="Source Sans Pro" officeooo:rsid="0003bfe5"/>
    </style:style>
    <style:style style:name="T3" style:family="text">
      <style:text-properties style:font-name="Source Sans Pro" officeooo:rsid="00043a09"/>
    </style:style>
    <style:style style:name="T4" style:family="text">
      <style:text-properties style:font-name="Source Sans Pro" officeooo:rsid="00057103"/>
    </style:style>
    <style:style style:name="T5" style:family="text">
      <style:text-properties style:font-name="Source Sans Pro" officeooo:rsid="00070092"/>
    </style:style>
    <style:style style:name="T6" style:family="text">
      <style:text-properties style:font-name="Source Sans Pro" officeooo:rsid="0008736c"/>
    </style:style>
    <style:style style:name="T7" style:family="text">
      <style:text-properties style:font-name="Source Sans Pro" officeooo:rsid="0009db58"/>
    </style:style>
    <style:style style:name="T8" style:family="text">
      <style:text-properties style:font-name="Source Sans Pro" officeooo:rsid="0003bfe5" fo:background-color="#ff3333" loext:char-shading-value="0"/>
    </style:style>
    <style:style style:name="T9" style:family="text">
      <style:text-properties style:font-name="Source Sans Pro" officeooo:rsid="0003bfe5" fo:background-color="#ffff00" loext:char-shading-value="0"/>
    </style:style>
    <style:style style:name="T10" style:family="text">
      <style:text-properties style:font-name="Source Sans Pro" officeooo:rsid="0003bfe5" fo:background-color="#66cc00" loext:char-shading-value="0"/>
    </style:style>
    <style:style style:name="T11" style:family="text">
      <style:text-properties style:font-name="Source Sans Pro" officeooo:rsid="0003bfe5" fo:background-color="transparent" loext:char-shading-value="0"/>
    </style:style>
    <style:style style:name="T12" style:family="text">
      <style:text-properties style:font-name="Source Sans Pro" officeooo:rsid="0009db58" fo:background-color="transparent" loext:char-shading-value="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ToC of the Thesis</text:p>
      <text:p text:style-name="P1"/>
      <text:p text:style-name="P14"><text:span text:style-name="T8">☐</text:span><text:span text:style-name="T2"> : </text:span><text:span text:style-name="T7">To be done.<text:tab/><text:tab/></text:span><text:span text:style-name="T9">☐</text:span><text:span text:style-name="T2"> : </text:span><text:span text:style-name="T7">In progress.</text:span><text:span text:style-name="T2"> <text:tab/></text:span><text:span text:style-name="T10">☑</text:span><text:span text:style-name="T11"> : </text:span><text:span text:style-name="T12">Done (draft)</text:span></text:p>
      <text:list xml:id="list1158443983" text:style-name="L1">
        <text:list-item>
          <text:p text:style-name="P3"><text:span text:style-name="T8">☐ </text:span><text:span text:style-name="T2">Introduction </text:span><text:span text:style-name="T3">(0% done)</text:span></text:p>
          <text:list>
            <text:list-item>
              <text:p text:style-name="P4"><text:span text:style-name="T1">Generic introduction to SF-QED, </text:span><text:span text:style-name="T3">experiments by SLAC and the planned ones in upcoming high-power laser facilities.</text:span></text:p>
            </text:list-item>
            <text:list-item>
              <text:p text:style-name="P5"><text:span text:style-name="T1">Effect of field inhomogeneities play an important part in the design of the necessarily high-precision experiments needed to detect SF-QED effects (motivation for detailed modeling of tight focusing regime).</text:span></text:p>
            </text:list-item>
            <text:list-item>
              <text:p text:style-name="P5"><text:span text:style-name="T1">Divide et impera: modelling the optical side of things, then the quantum side of things.</text:span></text:p>
            </text:list-item>
            <text:list-item>
              <text:p text:style-name="P5"><text:span text:style-name="T1">Ab initio approach to modeling complex fields --&gt; Schwinger-Keldysh formalism.</text:span></text:p>
            </text:list-item>
          </text:list>
        </text:list-item>
        <text:list-item>
          <text:p text:style-name="P6"><text:span text:style-name="T9">☐ </text:span><text:span text:style-name="T1">Stratton-Chu Diffraction Integrals (30% done / </text:span><text:span text:style-name="T4">num. results mostly done</text:span><text:span text:style-name="T1">)</text:span></text:p>
          <text:list>
            <text:list-item>
              <text:p text:style-name="P6"><text:span text:style-name="T10">☑</text:span><text:span text:style-name="T1">Derivation of the Stratton-Chu integral. Physical optics approximation as first term of Liouville-Neuman series of hypersingular integrals.</text:span></text:p>
            </text:list-item>
            <text:list-item>
              <text:p text:style-name="P8"><text:span text:style-name="T1">Practical implementation:</text:span></text:p>
              <text:list>
                <text:list-item>
                  <text:p text:style-name="P9"><text:span text:style-name="T10">☑ <text:s/></text:span><text:span text:style-name="T1">Incident field models (paraxial fields as bases, linear+radial polarizations).</text:span></text:p>
                </text:list-item>
                <text:list-item>
                  <text:p text:style-name="P9"><text:span text:style-name="T10">☑ </text:span><text:span text:style-name="T1"><text:s/></text:span><text:span text:style-name="T7">H</text:span><text:span text:style-name="T1">andling broadband pulses with arbitrary spectral characteristics.</text:span></text:p>
                </text:list-item>
                <text:list-item>
                  <text:p text:style-name="P9"><text:span text:style-name="T9">☐ </text:span><text:span text:style-name="T1"><text:s/></text:span><text:span text:style-name="T7">S</text:span><text:span text:style-name="T1">patial discretization, need for parallelization. Integral method is easily parallelizable, in contrast with other models (FDTD, FEM). Mention the phase cancellation in the paraboloid case.</text:span></text:p>
                </text:list-item>
                <text:list-item>
                  <text:p text:style-name="P9"><text:span text:style-name="T8">☐ </text:span><text:span text:style-name="T1">Performance analysis of the implementation.</text:span></text:p>
                </text:list-item>
                <text:list-item>
                  <text:p text:style-name="P9"><text:span text:style-name="T8">☐ </text:span><text:span text:style-name="T1">Numerical checks: convergence, comparison vs analytical solutions, fields obey Maxwell’s equations, conserve energy...</text:span></text:p>
                </text:list-item>
              </text:list>
            </text:list-item>
            <text:list-item>
              <text:p text:style-name="P9"><text:span text:style-name="T8">☐ </text:span><text:span text:style-name="T1">Comparison with other field models</text:span></text:p>
              <text:list>
                <text:list-item>
                  <text:p text:style-name="P9"><text:span text:style-name="T8">☐ </text:span><text:span text:style-name="T1">Analytical field models, such as Salamin and e-dipoles.</text:span></text:p>
                </text:list-item>
                <text:list-item>
                  <text:p text:style-name="P9"><text:span text:style-name="T8">☐ </text:span><text:span text:style-name="T1">The Richards-Wolf formalism: comment on “derivation” from Stratton-Chu to Richards-Wolf. Comparison of results in the monochromatic case.</text:span></text:p>
                </text:list-item>
              </text:list>
            </text:list-item>
            <text:list-item>
              <text:p text:style-name="P9"><text:span text:style-name="T8">☐ </text:span><text:span text:style-name="T1">Properties of Tightly Focused Fields</text:span></text:p>
              <text:list>
                <text:list-item>
                  <text:p text:style-name="P9"><text:soft-page-break/><text:span text:style-name="T8">☐ </text:span><text:span text:style-name="T1">Visualization of the SC fields in the focal spot. Comparison of focal size, strength of longitudinal components <text:s/>vs the focal length. </text:span></text:p>
                </text:list-item>
                <text:list-item>
                  <text:p text:style-name="P9"><text:span text:style-name="T8">☐ </text:span><text:span text:style-name="T1">Gouy phase: computation of phase from 2D Fourier transforms. Deviation from Gaussian Gouy phase.</text:span></text:p>
                </text:list-item>
                <text:list-item>
                  <text:p text:style-name="P9"><text:span text:style-name="T8">☐ </text:span><text:span text:style-name="T1">[Optional] Generation of Pseudo-Radial Beams at Ultra-High Intensity</text:span></text:p>
                </text:list-item>
              </text:list>
            </text:list-item>
          </text:list>
        </text:list-item>
        <text:list-item>
          <text:p text:style-name="P9"><text:span text:style-name="T8">☐ </text:span><text:span text:style-name="T1">FWM</text:span><text:span text:style-name="T4">+PP</text:span><text:span text:style-name="T1"> (0% done / </text:span><text:span text:style-name="T4">num. results mostly done</text:span><text:span text:style-name="T1">)</text:span></text:p>
          <text:list>
            <text:list-item>
              <text:p text:style-name="P10"><text:span text:style-name="T8">☐ </text:span><text:span text:style-name="T1">Derivation of the Euler-Heisenberg Lagrangian <text:s/>as starting point of calculations.</text:span></text:p>
            </text:list-item>
            <text:list-item>
              <text:p text:style-name="P10"><text:span text:style-name="T8">☐ </text:span><text:span text:style-name="T1">Relation of EH to FWM (equations of motions <text:s/>+ linearization) and PP (optical theorem)</text:span></text:p>
            </text:list-item>
            <text:list-item>
              <text:p text:style-name="P10"><text:span text:style-name="T8">☐ </text:span><text:span text:style-name="T1">MASTER TABLE, or comparative study of FHW in different field models.</text:span></text:p>
              <text:list>
                <text:list-item>
                  <text:p text:style-name="P10"><text:span text:style-name="T8">☐ </text:span><text:span text:style-name="T1">Effect of field polarization.</text:span></text:p>
                </text:list-item>
                <text:list-item>
                  <text:p text:style-name="P10"><text:span text:style-name="T8">☐ </text:span><text:span text:style-name="T1">Optimum as a function of the focal length. Explain its origins in terms of the optics.</text:span></text:p>
                </text:list-item>
                <text:list-item>
                  <text:p text:style-name="P10"><text:span text:style-name="T8">☐ </text:span><text:span text:style-name="T1">Identification of the “best” experimental setup.</text:span></text:p>
                </text:list-item>
              </text:list>
            </text:list-item>
            <text:list-item>
              <text:p text:style-name="P10"><text:span text:style-name="T8">☐ </text:span><text:span text:style-name="T1">Same with PP.</text:span></text:p>
            </text:list-item>
          </text:list>
        </text:list-item>
        <text:list-item>
          <text:p text:style-name="P10"><text:span text:style-name="T8">☐ </text:span><text:span text:style-name="T1">Particle Dynamics in Tightly Focused Fields (0% done / Some numerical results)</text:span></text:p>
          <text:list>
            <text:list-item>
              <text:p text:style-name="P13"><text:span text:style-name="T8">☐ </text:span><text:span text:style-name="T1">Particle dynamics in ultra-high intensity lasers. Numerical implementation of the Lorentz equation. </text:span></text:p>
            </text:list-item>
            <text:list-item>
              <text:p text:style-name="P13"><text:span text:style-name="T8">☐ </text:span><text:span text:style-name="T1">Radiation reaction models: classical (continuous loss of energy), quantum (discrete loss of energy). </text:span></text:p>
            </text:list-item>
            <text:list-item>
              <text:p text:style-name="P13"><text:span text:style-name="T8">☐ </text:span><text:span text:style-name="T1">Electron and photon spectra in different field models (classical vs quantum).</text:span></text:p>
            </text:list-item>
          </text:list>
        </text:list-item>
        <text:list-item>
          <text:p text:style-name="P10"><text:span text:style-name="T8">☐ </text:span><text:span text:style-name="T1">[WIP] SK Formalism and SF-QED Observables </text:span><text:span text:style-name="T5">(0% done / preliminary analytical results)</text:span></text:p>
          <text:list>
            <text:list-item>
              <text:p text:style-name="P11"><text:span text:style-name="T8">☐ </text:span><text:span text:style-name="T1">Introduction: use of retarded propagators allow the direct computation of SF-QED observables from the numerical solution </text:span><text:span text:style-name="T6">of the Dirac equationby posing the problem in a well-defined way.</text:span></text:p>
            </text:list-item>
            <text:list-item>
              <text:p text:style-name="P12"><text:span text:style-name="T8">☐ </text:span><text:span text:style-name="T1">Expression of average number of photons, of or pairs, as 4-point in-in correlators. Relation to these correlators to explicit solutions of the Dirac equation.</text:span></text:p>
            </text:list-item>
            <text:list-item>
              <text:p text:style-name="P13"><text:span text:style-name="T8">☐ </text:span><text:span text:style-name="T1">Computation of Volkov propagators.</text:span></text:p>
            </text:list-item>
          </text:list>
        </text:list-item>
        <text:list-item>
          <text:p text:style-name="P13"><text:span text:style-name="T8">☐ </text:span><text:span text:style-name="T1">Conclusion</text:span></text:p>
        </text:list-item>
      </text:list>
      <text:p text:style-name="P7"><text:span text:style-name="T1"/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Serif Pro" svg:font-family="'Source Serif Pro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ource Sans Pro" svg:font-family="'Source Sans Pro'" style:font-family-generic="swiss" style:font-pitch="variable"/>
    <style:font-face style:name="Code2000" svg:font-family="Code2000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CA" style:letter-kerning="true" style:font-name-asian="Code2000" style:font-size-asian="10.5pt" style:language-asian="zh" style:country-asian="CN" style:font-name-complex="Code2000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Code2000" style:font-size-asian="10.5pt" style:language-asian="zh" style:country-asian="CN" style:font-name-complex="Code2000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Code2000" style:font-family-asian="Code2000" style:font-family-generic-asian="system" style:font-pitch-asian="variable" style:font-size-asian="14pt" style:font-name-complex="Code2000" style:font-family-complex="Code2000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  <style:text-properties officeooo:rsid="0003bfe5" officeooo:paragraph-rsid="0003bfe5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  <number:date-style style:name="N78" number:automatic-order="true">
      <number:day-of-week/>
      <number:text>, </number:text>
      <number:month number:style="long" number:textual="true"/>
      <number:text> </number:text>
      <number:day/>
      <number:text>, </number:text>
      <number:year number:style="long"/>
    </number:date-style>
  </office:automatic-styles>
  <office:master-styles>
    <style:master-page style:name="Standard" style:page-layout-name="Mpm1">
      <style:header>
        <text:p text:style-name="MP1"><text:date style:data-style-name="N78" text:date-value="2018-02-14T11:20:53.530208137" text:fixed="true">Wed, February 14, 2018</text:date><text:tab/><text:tab/>Joey Dumont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4T11:19:41.277582922</meta:creation-date>
    <dc:date>2018-02-14T12:22:53.349166070</dc:date>
    <meta:editing-duration>PT11M28S</meta:editing-duration>
    <meta:editing-cycles>2</meta:editing-cycles>
    <meta:generator>LibreOffice/5.4.5.1$Linux_X86_64 LibreOffice_project/40m0$Build-1</meta:generator>
    <meta:document-statistic meta:table-count="0" meta:image-count="0" meta:object-count="0" meta:page-count="2" meta:paragraph-count="40" meta:word-count="516" meta:character-count="3311" meta:non-whitespace-character-count="2861"/>
  </office:meta>
</office:document-meta>
</file>